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36.26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36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7.25pt" fo:break-before="auto" style:use-optimal-row-height="false"/>
    </style:style>
    <style:style style:name="ro5" style:family="table-row">
      <style:table-row-properties style:row-height="43.2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4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5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vertical-align="top"/>
      <style:text-properties fo:color="#21409a" fo:font-weight="normal" style:font-weight-asian="normal" style:font-weight-complex="normal"/>
    </style:style>
    <style:style style:name="ce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20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2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38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pt"/>
    </style:style>
    <style:style style:name="ce3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vertical-align="top"/>
      <style:text-properties fo:color="#21409a" fo:font-weight="normal" style:font-weight-asian="normal" style:font-weight-complex="normal"/>
    </style:style>
    <style:style style:name="ce43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44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4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4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3"/>
    </style:style>
    <style:style style:name="ce23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2"/>
    </style:style>
    <style:style style:name="ce24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3"/>
    </style:style>
    <style:style style:name="ce2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3"/>
    </style:style>
    <style:style style:name="ce26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3"/>
    </style:style>
    <style:style style:name="ce27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2"/>
    </style:style>
    <style:style style:name="ce28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3"/>
    </style:style>
    <style:style style:name="ce2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2"/>
    </style:style>
    <style:style style:name="ce3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3"/>
    </style:style>
    <style:style style:name="ce5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2"/>
    </style:style>
    <style:style style:name="ce57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Q2"/>
    </style:style>
    <style:style style:name="ce58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Q2"/>
    </style:style>
    <style:style style:name="ce5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Q2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itValues" table:style-name="ta1">
        <table:table-column table:style-name="co1" table:default-cell-style-name="ce35"/>
        <table:table-column table:style-name="co2" table:default-cell-style-name="ce38"/>
        <table:table-column table:style-name="co2" table:number-columns-repeated="11" table:default-cell-style-name="ce39"/>
        <table:table-column table:style-name="co2" table:default-cell-style-name="ce38"/>
        <table:table-row table:style-name="ro1">
          <table:table-cell table:style-name="ce34"/>
          <table:table-cell table:style-name="ce36"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X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3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</table:table-row>
      </table:table>
      <table:table table:name="CellIndices" table:style-name="ta1">
        <table:table-column table:style-name="co3" table:default-cell-style-name="ce35"/>
        <table:table-column table:style-name="co3" table:default-cell-style-name="ce40"/>
        <table:table-column table:style-name="co3" table:number-columns-repeated="11" table:default-cell-style-name="ce41"/>
        <table:table-column table:style-name="co3" table:default-cell-style-name="ce40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row table:style-name="ro5">
          <table:table-cell table:style-name="ce34"/>
          <table:table-cell table:style-name="ce36" table:number-columns-repeated="13"/>
          <table:table-cell table:number-columns-repeated="8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42" office:value-type="string" calcext:value-type="string" table:number-columns-spanned="7" table:number-rows-spanned="10">
            <text:p>1. Corner cells = [0, 10, 104, 114]</text:p>
            <text:p>2. How to identify border rows </text:p>
            <text:p><text:span text:style-name="T2">0 &lt;= CellNum &lt;= 10 || 104 &lt;= CellNum &lt;= 1114 || CellNum % 13 == 0 || (CellNum+2) % 13 == 0</text:span></text:p>
          </table:table-cell>
          <table:covered-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/>
          <table:covered-table-cell table:number-columns-repeated="7"/>
        </table:table-row>
        <table:table-row table:style-name="ro5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  <table:table-cell/>
          <table:covered-table-cell table:number-columns-repeated="7"/>
        </table:table-row>
      </table:table>
      <table:table table:name="InitiFreedom" table:style-name="ta1">
        <table:table-column table:style-name="co3" table:default-cell-style-name="ce35"/>
        <table:table-column table:style-name="co3" table:default-cell-style-name="ce40"/>
        <table:table-column table:style-name="co3" table:number-columns-repeated="11" table:default-cell-style-name="ce45"/>
        <table:table-column table:style-name="co3" table:default-cell-style-name="ce40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row table:style-name="ro5">
          <table:table-cell table:style-name="ce34"/>
          <table:table-cell table:style-name="ce36" table:number-columns-repeated="13"/>
          <table:table-cell table:number-columns-repeated="8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X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42" office:value-type="string" calcext:value-type="string" table:number-columns-spanned="7" table:number-rows-spanned="10">
            <text:p>1. Corner cells = [0, 10, 104, 114]</text:p>
            <text:p>2. How to identify border rows </text:p>
            <text:p><text:span text:style-name="T2">0 &lt;= CellNum &lt;= 10 || 104 &lt;= CellNum &lt;= 1114 || CellNum % 13 == 0 || (CellNum+2) % 13 == 0</text:span></text:p>
          </table:table-cell>
          <table:covered-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7" office:value-type="string" calcext:value-type="string">
            <text:p>X</text:p>
          </table:table-cell>
          <table:table-cell/>
          <table:covered-table-cell table:number-columns-repeated="7"/>
        </table:table-row>
        <table:table-row table:style-name="ro5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  <table:table-cell/>
          <table:covered-table-cell table:number-columns-repeated="7"/>
        </table:table-row>
        <calcext:conditional-formats>
          <calcext:conditional-format calcext:target-range-address="InitiFreedom.C2:InitiFreedom.M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InitiFreedom.C2"/>
          </calcext:conditional-format>
        </calcext:conditional-formats>
      </table:table>
      <table:table table:name="SuperImpose" table:style-name="ta1">
        <table:table-column table:style-name="co3" table:default-cell-style-name="ce35"/>
        <table:table-column table:style-name="co3" table:default-cell-style-name="ce47"/>
        <table:table-column table:style-name="co3" table:number-columns-repeated="11" table:default-cell-style-name="ce41"/>
        <table:table-column table:style-name="co3" table:default-cell-style-name="ce40"/>
        <table:table-column table:style-name="co1" table:default-cell-style-name="Default"/>
        <table:table-column table:style-name="co6" table:number-columns-repeated="13" table:default-cell-style-name="Default"/>
        <table:table-row table:style-name="ro6">
          <table:table-cell table:style-name="Default" table:number-columns-repeated="14"/>
          <table:table-cell table:number-columns-repeated="14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X</text:p>
          </table:table-cell>
          <table:table-cell table:style-name="ce23" table:formula="of:=[.Q2] &amp; &quot;(&quot;&amp;[.C13]&amp;&quot;)&quot;" office:value-type="string" office:string-value="2(114)" calcext:value-type="string">
            <text:p>2(114)</text:p>
          </table:table-cell>
          <table:table-cell table:style-name="ce27" table:formula="of:=[.R2] &amp; &quot;(&quot;&amp;[.D13]&amp;&quot;)&quot;" office:value-type="string" office:string-value="3(113)" calcext:value-type="string">
            <text:p>3(113)</text:p>
          </table:table-cell>
          <table:table-cell table:style-name="ce29" table:formula="of:=[.S2] &amp; &quot;(&quot;&amp;[.E13]&amp;&quot;)&quot;" office:value-type="string" office:string-value="4(112)" calcext:value-type="string">
            <text:p>4(112)</text:p>
          </table:table-cell>
          <table:table-cell table:style-name="ce29" table:formula="of:=[.T2] &amp; &quot;(&quot;&amp;[.F13]&amp;&quot;)&quot;" office:value-type="string" office:string-value="4(111)" calcext:value-type="string">
            <text:p>4(111)</text:p>
          </table:table-cell>
          <table:table-cell table:style-name="ce29" table:formula="of:=[.U2] &amp; &quot;(&quot;&amp;[.G13]&amp;&quot;)&quot;" office:value-type="string" office:string-value="4(110)" calcext:value-type="string">
            <text:p>4(110)</text:p>
          </table:table-cell>
          <table:table-cell table:style-name="ce29" table:formula="of:=[.V2] &amp; &quot;(&quot;&amp;[.H13]&amp;&quot;)&quot;" office:value-type="string" office:string-value="4(109)" calcext:value-type="string">
            <text:p>4(109)</text:p>
          </table:table-cell>
          <table:table-cell table:style-name="ce29" table:formula="of:=[.W2] &amp; &quot;(&quot;&amp;[.I13]&amp;&quot;)&quot;" office:value-type="string" office:string-value="4(108)" calcext:value-type="string">
            <text:p>4(108)</text:p>
          </table:table-cell>
          <table:table-cell table:style-name="ce29" table:formula="of:=[.X2] &amp; &quot;(&quot;&amp;[.J13]&amp;&quot;)&quot;" office:value-type="string" office:string-value="4(107)" calcext:value-type="string">
            <text:p>4(107)</text:p>
          </table:table-cell>
          <table:table-cell table:style-name="ce29" table:formula="of:=[.Y2] &amp; &quot;(&quot;&amp;[.K13]&amp;&quot;)&quot;" office:value-type="string" office:string-value="4(106)" calcext:value-type="string">
            <text:p>4(106)</text:p>
          </table:table-cell>
          <table:table-cell table:style-name="ce27" table:formula="of:=[.Z2] &amp; &quot;(&quot;&amp;[.L13]&amp;&quot;)&quot;" office:value-type="string" office:string-value="3(105)" calcext:value-type="string">
            <text:p>3(105)</text:p>
          </table:table-cell>
          <table:table-cell table:style-name="ce23" table:formula="of:=[.AA2] &amp; &quot;(&quot;&amp;[.M13]&amp;&quot;)&quot;" office:value-type="string" office:string-value="2(104)" calcext:value-type="string">
            <text:p>2(104)</text:p>
          </table:table-cell>
          <table:table-cell table:style-name="ce56" table:formula="of:=[.AB2] &amp; &quot;(&quot;&amp;[.N13]&amp;&quot;)&quot;" office:value-type="string" office:string-value="0(103)" calcext:value-type="string">
            <text:p>0(103)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57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7" table:style-name="ce59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P3] &amp; &quot;(&quot;&amp;[.B14]&amp;&quot;)&quot;" office:value-type="string" office:string-value="0(102)" calcext:value-type="string">
            <text:p>0(102)</text:p>
          </table:table-cell>
          <table:table-cell table:style-name="ce24" table:formula="of:=[.Q3] &amp; &quot;(&quot;&amp;[.C14]&amp;&quot;)&quot;" office:value-type="string" office:string-value="3(101)" calcext:value-type="string">
            <text:p>3(101)</text:p>
          </table:table-cell>
          <table:table-cell table:style-name="ce25" table:formula="of:=[.R3] &amp; &quot;(&quot;&amp;[.D14]&amp;&quot;)&quot;" office:value-type="string" office:string-value="4(100)" calcext:value-type="string">
            <text:p>4(100)</text:p>
          </table:table-cell>
          <table:table-cell table:style-name="ce28" table:formula="of:=[.S3] &amp; &quot;(&quot;&amp;[.E14]&amp;&quot;)&quot;" office:value-type="string" office:string-value="6(99)" calcext:value-type="string">
            <text:p>6(99)</text:p>
          </table:table-cell>
          <table:table-cell table:style-name="ce28" table:formula="of:=[.T3] &amp; &quot;(&quot;&amp;[.F14]&amp;&quot;)&quot;" office:value-type="string" office:string-value="6(98)" calcext:value-type="string">
            <text:p>6(98)</text:p>
          </table:table-cell>
          <table:table-cell table:style-name="ce28" table:formula="of:=[.U3] &amp; &quot;(&quot;&amp;[.G14]&amp;&quot;)&quot;" office:value-type="string" office:string-value="6(97)" calcext:value-type="string">
            <text:p>6(97)</text:p>
          </table:table-cell>
          <table:table-cell table:style-name="ce28" table:formula="of:=[.V3] &amp; &quot;(&quot;&amp;[.H14]&amp;&quot;)&quot;" office:value-type="string" office:string-value="6(96)" calcext:value-type="string">
            <text:p>6(96)</text:p>
          </table:table-cell>
          <table:table-cell table:style-name="ce28" table:formula="of:=[.W3] &amp; &quot;(&quot;&amp;[.I14]&amp;&quot;)&quot;" office:value-type="string" office:string-value="6(95)" calcext:value-type="string">
            <text:p>6(95)</text:p>
          </table:table-cell>
          <table:table-cell table:style-name="ce28" table:formula="of:=[.X3] &amp; &quot;(&quot;&amp;[.J14]&amp;&quot;)&quot;" office:value-type="string" office:string-value="6(94)" calcext:value-type="string">
            <text:p>6(94)</text:p>
          </table:table-cell>
          <table:table-cell table:style-name="ce28" table:formula="of:=[.Y3] &amp; &quot;(&quot;&amp;[.K14]&amp;&quot;)&quot;" office:value-type="string" office:string-value="6(93)" calcext:value-type="string">
            <text:p>6(93)</text:p>
          </table:table-cell>
          <table:table-cell table:style-name="ce25" table:formula="of:=[.Z3] &amp; &quot;(&quot;&amp;[.L14]&amp;&quot;)&quot;" office:value-type="string" office:string-value="4(92)" calcext:value-type="string">
            <text:p>4(92)</text:p>
          </table:table-cell>
          <table:table-cell table:style-name="ce24" table:formula="of:=[.AA3] &amp; &quot;(&quot;&amp;[.M14]&amp;&quot;)&quot;" office:value-type="string" office:string-value="3(91)" calcext:value-type="string">
            <text:p>3(91)</text:p>
          </table:table-cell>
          <table:table-cell table:style-name="ce47" table:formula="of:=[.AB3] &amp; &quot;(&quot;&amp;[.N14]&amp;&quot;)&quot;" office:value-type="string" office:string-value="0(90)" calcext:value-type="string">
            <text:p>0(90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7" table:style-name="ce59" office:value-type="float" office:value="6" calcext:value-type="float">
            <text:p>6</text:p>
          </table:table-cell>
          <table:table-cell table:style-name="ce59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P4] &amp; &quot;(&quot;&amp;[.B15]&amp;&quot;)&quot;" office:value-type="string" office:string-value="0(89)" calcext:value-type="string">
            <text:p>0(89)</text:p>
          </table:table-cell>
          <table:table-cell table:style-name="ce25" table:formula="of:=[.Q4] &amp; &quot;(&quot;&amp;[.C15]&amp;&quot;)&quot;" office:value-type="string" office:string-value="4(88)" calcext:value-type="string">
            <text:p>4(88)</text:p>
          </table:table-cell>
          <table:table-cell table:style-name="ce28" table:formula="of:=[.R4] &amp; &quot;(&quot;&amp;[.D15]&amp;&quot;)&quot;" office:value-type="string" office:string-value="6(87)" calcext:value-type="string">
            <text:p>6(87)</text:p>
          </table:table-cell>
          <table:table-cell table:style-name="ce30" table:formula="of:=[.S4] &amp; &quot;(&quot;&amp;[.E15]&amp;&quot;)&quot;" office:value-type="string" office:string-value="8(86)" calcext:value-type="string">
            <text:p>8(86)</text:p>
          </table:table-cell>
          <table:table-cell table:style-name="ce30" table:formula="of:=[.T4] &amp; &quot;(&quot;&amp;[.F15]&amp;&quot;)&quot;" office:value-type="string" office:string-value="8(85)" calcext:value-type="string">
            <text:p>8(85)</text:p>
          </table:table-cell>
          <table:table-cell table:style-name="ce30" table:formula="of:=[.U4] &amp; &quot;(&quot;&amp;[.G15]&amp;&quot;)&quot;" office:value-type="string" office:string-value="8(84)" calcext:value-type="string">
            <text:p>8(84)</text:p>
          </table:table-cell>
          <table:table-cell table:style-name="ce30" table:formula="of:=[.V4] &amp; &quot;(&quot;&amp;[.H15]&amp;&quot;)&quot;" office:value-type="string" office:string-value="8(83)" calcext:value-type="string">
            <text:p>8(83)</text:p>
          </table:table-cell>
          <table:table-cell table:style-name="ce30" table:formula="of:=[.W4] &amp; &quot;(&quot;&amp;[.I15]&amp;&quot;)&quot;" office:value-type="string" office:string-value="8(82)" calcext:value-type="string">
            <text:p>8(82)</text:p>
          </table:table-cell>
          <table:table-cell table:style-name="ce30" table:formula="of:=[.X4] &amp; &quot;(&quot;&amp;[.J15]&amp;&quot;)&quot;" office:value-type="string" office:string-value="8(81)" calcext:value-type="string">
            <text:p>8(81)</text:p>
          </table:table-cell>
          <table:table-cell table:style-name="ce30" table:formula="of:=[.Y4] &amp; &quot;(&quot;&amp;[.K15]&amp;&quot;)&quot;" office:value-type="string" office:string-value="8(80)" calcext:value-type="string">
            <text:p>8(80)</text:p>
          </table:table-cell>
          <table:table-cell table:style-name="ce28" table:formula="of:=[.Z4] &amp; &quot;(&quot;&amp;[.L15]&amp;&quot;)&quot;" office:value-type="string" office:string-value="6(79)" calcext:value-type="string">
            <text:p>6(79)</text:p>
          </table:table-cell>
          <table:table-cell table:style-name="ce25" table:formula="of:=[.AA4] &amp; &quot;(&quot;&amp;[.M15]&amp;&quot;)&quot;" office:value-type="string" office:string-value="4(78)" calcext:value-type="string">
            <text:p>4(78)</text:p>
          </table:table-cell>
          <table:table-cell table:style-name="ce47" table:formula="of:=[.AB4] &amp; &quot;(&quot;&amp;[.N15]&amp;&quot;)&quot;" office:value-type="string" office:string-value="0(77)" calcext:value-type="string">
            <text:p>0(77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7" table:style-name="ce59" office:value-type="float" office:value="8" calcext:value-type="float">
            <text:p>8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P5] &amp; &quot;(&quot;&amp;[.B16]&amp;&quot;)&quot;" office:value-type="string" office:string-value="0(76)" calcext:value-type="string">
            <text:p>0(76)</text:p>
          </table:table-cell>
          <table:table-cell table:style-name="ce25" table:formula="of:=[.Q5] &amp; &quot;(&quot;&amp;[.C16]&amp;&quot;)&quot;" office:value-type="string" office:string-value="4(75)" calcext:value-type="string">
            <text:p>4(75)</text:p>
          </table:table-cell>
          <table:table-cell table:style-name="ce28" table:formula="of:=[.R5] &amp; &quot;(&quot;&amp;[.D16]&amp;&quot;)&quot;" office:value-type="string" office:string-value="6(74)" calcext:value-type="string">
            <text:p>6(74)</text:p>
          </table:table-cell>
          <table:table-cell table:style-name="ce30" table:formula="of:=[.S5] &amp; &quot;(&quot;&amp;[.E16]&amp;&quot;)&quot;" office:value-type="string" office:string-value="8(73)" calcext:value-type="string">
            <text:p>8(73)</text:p>
          </table:table-cell>
          <table:table-cell table:style-name="ce30" table:formula="of:=[.T5] &amp; &quot;(&quot;&amp;[.F16]&amp;&quot;)&quot;" office:value-type="string" office:string-value="8(72)" calcext:value-type="string">
            <text:p>8(72)</text:p>
          </table:table-cell>
          <table:table-cell table:style-name="ce30" table:formula="of:=[.U5] &amp; &quot;(&quot;&amp;[.G16]&amp;&quot;)&quot;" office:value-type="string" office:string-value="8(71)" calcext:value-type="string">
            <text:p>8(71)</text:p>
          </table:table-cell>
          <table:table-cell table:style-name="ce30" table:formula="of:=[.V5] &amp; &quot;(&quot;&amp;[.H16]&amp;&quot;)&quot;" office:value-type="string" office:string-value="8(70)" calcext:value-type="string">
            <text:p>8(70)</text:p>
          </table:table-cell>
          <table:table-cell table:style-name="ce30" table:formula="of:=[.W5] &amp; &quot;(&quot;&amp;[.I16]&amp;&quot;)&quot;" office:value-type="string" office:string-value="8(69)" calcext:value-type="string">
            <text:p>8(69)</text:p>
          </table:table-cell>
          <table:table-cell table:style-name="ce30" table:formula="of:=[.X5] &amp; &quot;(&quot;&amp;[.J16]&amp;&quot;)&quot;" office:value-type="string" office:string-value="8(68)" calcext:value-type="string">
            <text:p>8(68)</text:p>
          </table:table-cell>
          <table:table-cell table:style-name="ce30" table:formula="of:=[.Y5] &amp; &quot;(&quot;&amp;[.K16]&amp;&quot;)&quot;" office:value-type="string" office:string-value="8(67)" calcext:value-type="string">
            <text:p>8(67)</text:p>
          </table:table-cell>
          <table:table-cell table:style-name="ce28" table:formula="of:=[.Z5] &amp; &quot;(&quot;&amp;[.L16]&amp;&quot;)&quot;" office:value-type="string" office:string-value="6(66)" calcext:value-type="string">
            <text:p>6(66)</text:p>
          </table:table-cell>
          <table:table-cell table:style-name="ce25" table:formula="of:=[.AA5] &amp; &quot;(&quot;&amp;[.M16]&amp;&quot;)&quot;" office:value-type="string" office:string-value="4(65)" calcext:value-type="string">
            <text:p>4(65)</text:p>
          </table:table-cell>
          <table:table-cell table:style-name="ce47" table:formula="of:=[.AB5] &amp; &quot;(&quot;&amp;[.N16]&amp;&quot;)&quot;" office:value-type="string" office:string-value="0(64)" calcext:value-type="string">
            <text:p>0(64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7" table:style-name="ce59" office:value-type="float" office:value="8" calcext:value-type="float">
            <text:p>8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P6] &amp; &quot;(&quot;&amp;[.B17]&amp;&quot;)&quot;" office:value-type="string" office:string-value="0(63)" calcext:value-type="string">
            <text:p>0(63)</text:p>
          </table:table-cell>
          <table:table-cell table:style-name="ce25" table:formula="of:=[.Q6] &amp; &quot;(&quot;&amp;[.C17]&amp;&quot;)&quot;" office:value-type="string" office:string-value="4(62)" calcext:value-type="string">
            <text:p>4(62)</text:p>
          </table:table-cell>
          <table:table-cell table:style-name="ce28" table:formula="of:=[.R6] &amp; &quot;(&quot;&amp;[.D17]&amp;&quot;)&quot;" office:value-type="string" office:string-value="6(61)" calcext:value-type="string">
            <text:p>6(61)</text:p>
          </table:table-cell>
          <table:table-cell table:style-name="ce30" table:formula="of:=[.S6] &amp; &quot;(&quot;&amp;[.E17]&amp;&quot;)&quot;" office:value-type="string" office:string-value="8(60)" calcext:value-type="string">
            <text:p>8(60)</text:p>
          </table:table-cell>
          <table:table-cell table:style-name="ce30" table:formula="of:=[.T6] &amp; &quot;(&quot;&amp;[.F17]&amp;&quot;)&quot;" office:value-type="string" office:string-value="8(59)" calcext:value-type="string">
            <text:p>8(59)</text:p>
          </table:table-cell>
          <table:table-cell table:style-name="ce30" table:formula="of:=[.U6] &amp; &quot;(&quot;&amp;[.G17]&amp;&quot;)&quot;" office:value-type="string" office:string-value="8(58)" calcext:value-type="string">
            <text:p>8(58)</text:p>
          </table:table-cell>
          <table:table-cell table:style-name="ce30" table:formula="of:=[.V6] &amp; &quot;(&quot;&amp;[.H17]&amp;&quot;)&quot;" office:value-type="string" office:string-value="8(57)" calcext:value-type="string">
            <text:p>8(57)</text:p>
          </table:table-cell>
          <table:table-cell table:style-name="ce30" table:formula="of:=[.W6] &amp; &quot;(&quot;&amp;[.I17]&amp;&quot;)&quot;" office:value-type="string" office:string-value="8(56)" calcext:value-type="string">
            <text:p>8(56)</text:p>
          </table:table-cell>
          <table:table-cell table:style-name="ce30" table:formula="of:=[.X6] &amp; &quot;(&quot;&amp;[.J17]&amp;&quot;)&quot;" office:value-type="string" office:string-value="8(55)" calcext:value-type="string">
            <text:p>8(55)</text:p>
          </table:table-cell>
          <table:table-cell table:style-name="ce30" table:formula="of:=[.Y6] &amp; &quot;(&quot;&amp;[.K17]&amp;&quot;)&quot;" office:value-type="string" office:string-value="8(54)" calcext:value-type="string">
            <text:p>8(54)</text:p>
          </table:table-cell>
          <table:table-cell table:style-name="ce28" table:formula="of:=[.Z6] &amp; &quot;(&quot;&amp;[.L17]&amp;&quot;)&quot;" office:value-type="string" office:string-value="6(53)" calcext:value-type="string">
            <text:p>6(53)</text:p>
          </table:table-cell>
          <table:table-cell table:style-name="ce25" table:formula="of:=[.AA6] &amp; &quot;(&quot;&amp;[.M17]&amp;&quot;)&quot;" office:value-type="string" office:string-value="4(52)" calcext:value-type="string">
            <text:p>4(52)</text:p>
          </table:table-cell>
          <table:table-cell table:style-name="ce47" table:formula="of:=[.AB6] &amp; &quot;(&quot;&amp;[.N17]&amp;&quot;)&quot;" office:value-type="string" office:string-value="0(51)" calcext:value-type="string">
            <text:p>0(51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7" table:style-name="ce59" office:value-type="float" office:value="8" calcext:value-type="float">
            <text:p>8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P7] &amp; &quot;(&quot;&amp;[.B18]&amp;&quot;)&quot;" office:value-type="string" office:string-value="0(50)" calcext:value-type="string">
            <text:p>0(50)</text:p>
          </table:table-cell>
          <table:table-cell table:style-name="ce25" table:formula="of:=[.Q7] &amp; &quot;(&quot;&amp;[.C18]&amp;&quot;)&quot;" office:value-type="string" office:string-value="4(49)" calcext:value-type="string">
            <text:p>4(49)</text:p>
          </table:table-cell>
          <table:table-cell table:style-name="ce28" table:formula="of:=[.R7] &amp; &quot;(&quot;&amp;[.D18]&amp;&quot;)&quot;" office:value-type="string" office:string-value="6(48)" calcext:value-type="string">
            <text:p>6(48)</text:p>
          </table:table-cell>
          <table:table-cell table:style-name="ce30" table:formula="of:=[.S7] &amp; &quot;(&quot;&amp;[.E18]&amp;&quot;)&quot;" office:value-type="string" office:string-value="8(47)" calcext:value-type="string">
            <text:p>8(47)</text:p>
          </table:table-cell>
          <table:table-cell table:style-name="ce30" table:formula="of:=[.T7] &amp; &quot;(&quot;&amp;[.F18]&amp;&quot;)&quot;" office:value-type="string" office:string-value="8(46)" calcext:value-type="string">
            <text:p>8(46)</text:p>
          </table:table-cell>
          <table:table-cell table:style-name="ce30" table:formula="of:=[.U7] &amp; &quot;(&quot;&amp;[.G18]&amp;&quot;)&quot;" office:value-type="string" office:string-value="8(45)" calcext:value-type="string">
            <text:p>8(45)</text:p>
          </table:table-cell>
          <table:table-cell table:style-name="ce30" table:formula="of:=[.V7] &amp; &quot;(&quot;&amp;[.H18]&amp;&quot;)&quot;" office:value-type="string" office:string-value="8(44)" calcext:value-type="string">
            <text:p>8(44)</text:p>
          </table:table-cell>
          <table:table-cell table:style-name="ce30" table:formula="of:=[.W7] &amp; &quot;(&quot;&amp;[.I18]&amp;&quot;)&quot;" office:value-type="string" office:string-value="8(43)" calcext:value-type="string">
            <text:p>8(43)</text:p>
          </table:table-cell>
          <table:table-cell table:style-name="ce30" table:formula="of:=[.X7] &amp; &quot;(&quot;&amp;[.J18]&amp;&quot;)&quot;" office:value-type="string" office:string-value="8(42)" calcext:value-type="string">
            <text:p>8(42)</text:p>
          </table:table-cell>
          <table:table-cell table:style-name="ce30" table:formula="of:=[.Y7] &amp; &quot;(&quot;&amp;[.K18]&amp;&quot;)&quot;" office:value-type="string" office:string-value="8(41)" calcext:value-type="string">
            <text:p>8(41)</text:p>
          </table:table-cell>
          <table:table-cell table:style-name="ce28" table:formula="of:=[.Z7] &amp; &quot;(&quot;&amp;[.L18]&amp;&quot;)&quot;" office:value-type="string" office:string-value="6(40)" calcext:value-type="string">
            <text:p>6(40)</text:p>
          </table:table-cell>
          <table:table-cell table:style-name="ce25" table:formula="of:=[.AA7] &amp; &quot;(&quot;&amp;[.M18]&amp;&quot;)&quot;" office:value-type="string" office:string-value="4(39)" calcext:value-type="string">
            <text:p>4(39)</text:p>
          </table:table-cell>
          <table:table-cell table:style-name="ce47" table:formula="of:=[.AB7] &amp; &quot;(&quot;&amp;[.N18]&amp;&quot;)&quot;" office:value-type="string" office:string-value="0(38)" calcext:value-type="string">
            <text:p>0(38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7" table:style-name="ce59" office:value-type="float" office:value="8" calcext:value-type="float">
            <text:p>8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P8] &amp; &quot;(&quot;&amp;[.B19]&amp;&quot;)&quot;" office:value-type="string" office:string-value="0(37)" calcext:value-type="string">
            <text:p>0(37)</text:p>
          </table:table-cell>
          <table:table-cell table:style-name="ce25" table:formula="of:=[.Q8] &amp; &quot;(&quot;&amp;[.C19]&amp;&quot;)&quot;" office:value-type="string" office:string-value="4(36)" calcext:value-type="string">
            <text:p>4(36)</text:p>
          </table:table-cell>
          <table:table-cell table:style-name="ce28" table:formula="of:=[.R8] &amp; &quot;(&quot;&amp;[.D19]&amp;&quot;)&quot;" office:value-type="string" office:string-value="6(35)" calcext:value-type="string">
            <text:p>6(35)</text:p>
          </table:table-cell>
          <table:table-cell table:style-name="ce30" table:formula="of:=[.S8] &amp; &quot;(&quot;&amp;[.E19]&amp;&quot;)&quot;" office:value-type="string" office:string-value="8(34)" calcext:value-type="string">
            <text:p>8(34)</text:p>
          </table:table-cell>
          <table:table-cell table:style-name="ce30" table:formula="of:=[.T8] &amp; &quot;(&quot;&amp;[.F19]&amp;&quot;)&quot;" office:value-type="string" office:string-value="8(33)" calcext:value-type="string">
            <text:p>8(33)</text:p>
          </table:table-cell>
          <table:table-cell table:style-name="ce30" table:formula="of:=[.U8] &amp; &quot;(&quot;&amp;[.G19]&amp;&quot;)&quot;" office:value-type="string" office:string-value="8(32)" calcext:value-type="string">
            <text:p>8(32)</text:p>
          </table:table-cell>
          <table:table-cell table:style-name="ce30" table:formula="of:=[.V8] &amp; &quot;(&quot;&amp;[.H19]&amp;&quot;)&quot;" office:value-type="string" office:string-value="8(31)" calcext:value-type="string">
            <text:p>8(31)</text:p>
          </table:table-cell>
          <table:table-cell table:style-name="ce30" table:formula="of:=[.W8] &amp; &quot;(&quot;&amp;[.I19]&amp;&quot;)&quot;" office:value-type="string" office:string-value="8(30)" calcext:value-type="string">
            <text:p>8(30)</text:p>
          </table:table-cell>
          <table:table-cell table:style-name="ce30" table:formula="of:=[.X8] &amp; &quot;(&quot;&amp;[.J19]&amp;&quot;)&quot;" office:value-type="string" office:string-value="8(29)" calcext:value-type="string">
            <text:p>8(29)</text:p>
          </table:table-cell>
          <table:table-cell table:style-name="ce30" table:formula="of:=[.Y8] &amp; &quot;(&quot;&amp;[.K19]&amp;&quot;)&quot;" office:value-type="string" office:string-value="8(28)" calcext:value-type="string">
            <text:p>8(28)</text:p>
          </table:table-cell>
          <table:table-cell table:style-name="ce28" table:formula="of:=[.Z8] &amp; &quot;(&quot;&amp;[.L19]&amp;&quot;)&quot;" office:value-type="string" office:string-value="6(27)" calcext:value-type="string">
            <text:p>6(27)</text:p>
          </table:table-cell>
          <table:table-cell table:style-name="ce25" table:formula="of:=[.AA8] &amp; &quot;(&quot;&amp;[.M19]&amp;&quot;)&quot;" office:value-type="string" office:string-value="4(26)" calcext:value-type="string">
            <text:p>4(26)</text:p>
          </table:table-cell>
          <table:table-cell table:style-name="ce47" table:formula="of:=[.AB8] &amp; &quot;(&quot;&amp;[.N19]&amp;&quot;)&quot;" office:value-type="string" office:string-value="0(25)" calcext:value-type="string">
            <text:p>0(25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7" table:style-name="ce59" office:value-type="float" office:value="8" calcext:value-type="float">
            <text:p>8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P9] &amp; &quot;(&quot;&amp;[.B20]&amp;&quot;)&quot;" office:value-type="string" office:string-value="0(24)" calcext:value-type="string">
            <text:p>0(24)</text:p>
          </table:table-cell>
          <table:table-cell table:style-name="ce24" table:formula="of:=[.Q9] &amp; &quot;(&quot;&amp;[.C20]&amp;&quot;)&quot;" office:value-type="string" office:string-value="3(23)" calcext:value-type="string">
            <text:p>3(23)</text:p>
          </table:table-cell>
          <table:table-cell table:style-name="ce25" table:formula="of:=[.R9] &amp; &quot;(&quot;&amp;[.D20]&amp;&quot;)&quot;" office:value-type="string" office:string-value="4(22)" calcext:value-type="string">
            <text:p>4(22)</text:p>
          </table:table-cell>
          <table:table-cell table:style-name="ce28" table:formula="of:=[.S9] &amp; &quot;(&quot;&amp;[.E20]&amp;&quot;)&quot;" office:value-type="string" office:string-value="6(21)" calcext:value-type="string">
            <text:p>6(21)</text:p>
          </table:table-cell>
          <table:table-cell table:style-name="ce28" table:formula="of:=[.T9] &amp; &quot;(&quot;&amp;[.F20]&amp;&quot;)&quot;" office:value-type="string" office:string-value="6(20)" calcext:value-type="string">
            <text:p>6(20)</text:p>
          </table:table-cell>
          <table:table-cell table:style-name="ce28" table:formula="of:=[.U9] &amp; &quot;(&quot;&amp;[.G20]&amp;&quot;)&quot;" office:value-type="string" office:string-value="6(19)" calcext:value-type="string">
            <text:p>6(19)</text:p>
          </table:table-cell>
          <table:table-cell table:style-name="ce28" table:formula="of:=[.V9] &amp; &quot;(&quot;&amp;[.H20]&amp;&quot;)&quot;" office:value-type="string" office:string-value="6(18)" calcext:value-type="string">
            <text:p>6(18)</text:p>
          </table:table-cell>
          <table:table-cell table:style-name="ce28" table:formula="of:=[.W9] &amp; &quot;(&quot;&amp;[.I20]&amp;&quot;)&quot;" office:value-type="string" office:string-value="6(17)" calcext:value-type="string">
            <text:p>6(17)</text:p>
          </table:table-cell>
          <table:table-cell table:style-name="ce28" table:formula="of:=[.X9] &amp; &quot;(&quot;&amp;[.J20]&amp;&quot;)&quot;" office:value-type="string" office:string-value="6(16)" calcext:value-type="string">
            <text:p>6(16)</text:p>
          </table:table-cell>
          <table:table-cell table:style-name="ce28" table:formula="of:=[.Y9] &amp; &quot;(&quot;&amp;[.K20]&amp;&quot;)&quot;" office:value-type="string" office:string-value="6(15)" calcext:value-type="string">
            <text:p>6(15)</text:p>
          </table:table-cell>
          <table:table-cell table:style-name="ce25" table:formula="of:=[.Z9] &amp; &quot;(&quot;&amp;[.L20]&amp;&quot;)&quot;" office:value-type="string" office:string-value="4(14)" calcext:value-type="string">
            <text:p>4(14)</text:p>
          </table:table-cell>
          <table:table-cell table:style-name="ce24" table:formula="of:=[.AA9] &amp; &quot;(&quot;&amp;[.M20]&amp;&quot;)&quot;" office:value-type="string" office:string-value="3(13)" calcext:value-type="string">
            <text:p>3(13)</text:p>
          </table:table-cell>
          <table:table-cell table:style-name="ce47" table:formula="of:=[.AB9] &amp; &quot;(&quot;&amp;[.N20]&amp;&quot;)&quot;" office:value-type="string" office:string-value="0(12)" calcext:value-type="string">
            <text:p>0(12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7" table:style-name="ce59" office:value-type="float" office:value="6" calcext:value-type="float">
            <text:p>6</text:p>
          </table:table-cell>
          <table:table-cell table:style-name="ce59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[.P10] &amp; &quot;(&quot;&amp;[.B21]&amp;&quot;)&quot;" office:value-type="string" office:string-value="0(11)" calcext:value-type="string">
            <text:p>0(11)</text:p>
          </table:table-cell>
          <table:table-cell table:style-name="ce26" table:formula="of:=[.Q10] &amp; &quot;(&quot;&amp;[.C21]&amp;&quot;)&quot;" office:value-type="string" office:string-value="2(10)" calcext:value-type="string">
            <text:p>2(10)</text:p>
          </table:table-cell>
          <table:table-cell table:style-name="ce24" table:formula="of:=[.R10] &amp; &quot;(&quot;&amp;[.D21]&amp;&quot;)&quot;" office:value-type="string" office:string-value="3(9)" calcext:value-type="string">
            <text:p>3(9)</text:p>
          </table:table-cell>
          <table:table-cell table:style-name="ce25" table:formula="of:=[.S10] &amp; &quot;(&quot;&amp;[.E21]&amp;&quot;)&quot;" office:value-type="string" office:string-value="4(8)" calcext:value-type="string">
            <text:p>4(8)</text:p>
          </table:table-cell>
          <table:table-cell table:style-name="ce25" table:formula="of:=[.T10] &amp; &quot;(&quot;&amp;[.F21]&amp;&quot;)&quot;" office:value-type="string" office:string-value="4(7)" calcext:value-type="string">
            <text:p>4(7)</text:p>
          </table:table-cell>
          <table:table-cell table:style-name="ce25" table:formula="of:=[.U10] &amp; &quot;(&quot;&amp;[.G21]&amp;&quot;)&quot;" office:value-type="string" office:string-value="4(6)" calcext:value-type="string">
            <text:p>4(6)</text:p>
          </table:table-cell>
          <table:table-cell table:style-name="ce25" table:formula="of:=[.V10] &amp; &quot;(&quot;&amp;[.H21]&amp;&quot;)&quot;" office:value-type="string" office:string-value="4(5)" calcext:value-type="string">
            <text:p>4(5)</text:p>
          </table:table-cell>
          <table:table-cell table:style-name="ce25" table:formula="of:=[.W10] &amp; &quot;(&quot;&amp;[.I21]&amp;&quot;)&quot;" office:value-type="string" office:string-value="4(4)" calcext:value-type="string">
            <text:p>4(4)</text:p>
          </table:table-cell>
          <table:table-cell table:style-name="ce25" table:formula="of:=[.X10] &amp; &quot;(&quot;&amp;[.J21]&amp;&quot;)&quot;" office:value-type="string" office:string-value="4(3)" calcext:value-type="string">
            <text:p>4(3)</text:p>
          </table:table-cell>
          <table:table-cell table:style-name="ce25" table:formula="of:=[.Y10] &amp; &quot;(&quot;&amp;[.K21]&amp;&quot;)&quot;" office:value-type="string" office:string-value="4(2)" calcext:value-type="string">
            <text:p>4(2)</text:p>
          </table:table-cell>
          <table:table-cell table:style-name="ce24" table:formula="of:=[.Z10] &amp; &quot;(&quot;&amp;[.L21]&amp;&quot;)&quot;" office:value-type="string" office:string-value="3(1)" calcext:value-type="string">
            <text:p>3(1)</text:p>
          </table:table-cell>
          <table:table-cell table:style-name="ce26" table:formula="of:=[.AA10] &amp; &quot;(&quot;&amp;[.M21]&amp;&quot;)&quot;" office:value-type="string" office:string-value="2(0)" calcext:value-type="string">
            <text:p>2(0)</text:p>
          </table:table-cell>
          <table:table-cell table:style-name="ce22" office:value-type="string" calcext:value-type="string">
            <text:p>X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7" table:style-name="ce59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6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  <table:table-cell table:number-columns-repeated="2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/>
        </table:table-row>
        <table:table-row table:style-name="ro6">
          <table:table-cell table:style-name="Default" table:number-columns-repeated="14"/>
          <table:table-cell table:number-columns-repeated="14"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40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40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40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40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40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40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40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number-columns-repeated="14"/>
        </table:table-row>
        <table:table-row table:style-name="ro6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  <table:table-cell table:number-columns-repeated="14"/>
        </table:table-row>
        <calcext:conditional-formats>
          <calcext:conditional-format calcext:target-range-address="SuperImpose.Q2:SuperImpose.AA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uperImpose.Q2"/>
          </calcext:conditional-format>
          <calcext:conditional-format calcext:target-range-address="SuperImpose.B3:SuperImpose.M10 SuperImpose.N3:SuperImpose.N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uperImpose.C3"/>
          </calcext:conditional-format>
          <calcext:conditional-format calcext:target-range-address="SuperImpose.C2:SuperImpose.N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uperImpose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5:43:54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3:44:53.694000000</meta:creation-date>
    <dc:date>2019-02-08T15:44:57.993000000</dc:date>
    <meta:editing-duration>PT54M13S</meta:editing-duration>
    <meta:editing-cycles>16</meta:editing-cycles>
    <meta:generator>LibreOffice/6.0.4.2$Windows_X86_64 LibreOffice_project/9b0d9b32d5dcda91d2f1a96dc04c645c450872bf</meta:generator>
    <meta:document-statistic meta:table-count="4" meta:cell-count="815" meta:object-count="0"/>
  </office:meta>
</office:document-meta>
</file>